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7c1" officeooo:paragraph-rsid="00153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yur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7T12:52:58.237000000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0.3$Windows_X86_64 LibreOffice_project/0f246aa12d0eee4a0f7adcefbf7c878fc2238db3</meta:generator>
  </office:meta>
</office:document-meta>
</file>